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C0000008CB52BA320.png"/>
  <manifest:file-entry manifest:media-type="image/png" manifest:full-path="Pictures/1000020100000320000001E00ECC5047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tmplab-title">
      <style:graphic-properties draw:fill-color="#ffffff" draw:auto-grow-height="true" fo:min-height="1.599cm"/>
    </style:style>
    <style:style style:name="pr8" style:family="presentation" style:parent-style-name="tmplab-outline1" style:list-style-name="L2">
      <style:graphic-properties draw:fill-color="#ffffff" draw:auto-grow-height="true" fo:min-height="13.861cm"/>
    </style:style>
    <style:style style:name="pr9" style:family="presentation" style:parent-style-name="tmplab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9" draw:id="id1">
        <office:forms form:automatic-focus="false" form:apply-design-mode="false"/>
        <draw:frame draw:style-name="gr1" draw:layer="layout" svg:width="12.5cm" svg:height="0.962cm" svg:x="0cm" svg:y="0.038cm">
          <draw:text-box>
            <text:p>TEXTBOX</text:p>
          </draw:text-box>
        </draw:frame>
        <draw:frame presentation:style-name="pr1" draw:text-style-name="P1" draw:layer="layout" svg:width="25.199cm" svg:height="3.507cm" svg:x="1.301cm" svg:y="0.001cm" presentation:class="title">
          <draw:text-box>
            <text:p>TEST WITH SIMPLE MODEL</text:p>
          </draw:text-box>
        </draw:frame>
        <draw:frame draw:style-name="gr2" draw:text-style-name="P2" draw:layer="layout" svg:width="12.296cm" svg:height="12.296cm" svg:x="1.4cm" svg:y="5.695cm" presentation:class="graphic">
          <draw:image xlink:href="Pictures/100002010000008C0000008CB52BA320.png" xlink:type="simple" xlink:show="embed" xlink:actuate="onLoad">
            <text:p/>
          </draw:image>
        </draw:frame>
        <draw:frame presentation:style-name="pr2" draw:layer="layout" svg:width="12.296cm" svg:height="13.86cm" svg:x="14.311cm" svg:y="4.914cm" presentation:class="outline">
          <draw:text-box>
            <text:list text:style-name="L2">
              <text:list-item>
                <text:p>KNOKORPO</text:p>
              </text:list-item>
            </text:list>
            <text:p text:style-name="P1"/>
            <text:p>gna<text:span text:style-name="T1">gna</text:span>gna</text:p>
          </draw:text-box>
        </draw:frame>
        <anim:par presentation:node-type="timing-root">
          <anim:par smil:begin="id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draw:id="id2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TEST WITH SIMPLE MODEL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3">
              <text:list-item>
                <text:p>KNOKORPO</text:p>
              </text:list-item>
            </text:list>
            <text:p/>
            <text:p>gnagnagna</text:p>
          </draw:text-box>
        </draw:frame>
        <draw:frame presentation:style-name="pr5" draw:layer="layout" svg:width="12.296cm" svg:height="13.859cm" svg:x="14.311cm" svg:y="4.914cm" presentation:class="outline" presentation:placeholder="true" presentation:user-transformed="true">
          <draw:text-box/>
        </draw:frame>
        <anim:par presentation:node-type="timing-root">
          <anim:par smil:begin="id2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mplab" presentation:presentation-page-layout-name="AL3T1" draw:id="id3">
        <office:forms form:automatic-focus="false" form:apply-design-mode="false"/>
        <draw:frame presentation:style-name="pr7" draw:text-style-name="P1" draw:layer="layout" svg:width="25.5cm" svg:height="1.599cm" svg:x="1.25cm" svg:y="0.239cm" presentation:class="title">
          <draw:text-box>
            <text:p>TEST WITH SIMPLE MODEL</text:p>
          </draw:text-box>
        </draw:frame>
        <draw:frame presentation:style-name="pr8" draw:text-style-name="P5" draw:layer="layout" svg:width="26cm" svg:height="13.861cm" svg:x="1cm" svg:y="2.499cm" presentation:class="outline">
          <draw:text-box>
            <text:list text:style-name="L2">
              <text:list-item>
                <text:p>KNOKORPO</text:p>
                <text:list>
                  <text:list-item>
                    <text:p>TEST</text:p>
                    <text:list>
                      <text:list-item>
                        <text:p>SUBTEST</text:p>
                      </text:list-item>
                    </text:list>
                  </text:list-item>
                  <text:list-item>
                    <text:p>TEST2</text:p>
                  </text:list-item>
                </text:list>
              </text:list-item>
            </text:list>
            <text:p/>
            <text:p>gnagnagna</text:p>
          </draw:text-box>
        </draw:frame>
        <anim:par presentation:node-type="timing-root">
          <anim:par smil:begin="id3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background" xlink:href="Pictures/1000020100000320000001E00ECC504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family="Arial" style:font-family-generic="roman" style:font-pitch="variable" fo:font-size="18pt" fo:font-style="normal" fo:text-shadow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margin-top="0cm" fo:margin-bottom="0.5cm" fo:text-indent="0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fo:font-family="Arial" style:font-family-generic="roman" style:font-pitch="variable" fo:font-size="44pt" fo:font-style="normal" fo:text-shadow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mplab-background" style:family="presentation">
      <style:graphic-properties draw:stroke="none" draw:fill="bitmap" draw:fill-image-name="background" style:repeat="stretch"/>
      <style:text-properties style:letter-kerning="true"/>
    </style:style>
    <style:style style:name="tmplab-backgroundobjects" style:family="presentation">
      <style:graphic-properties draw:textarea-horizontal-align="center" draw:textarea-vertical-align="middle" fo:wrap-option="wrap" draw:shadow="hidden" draw:shadow-offset-x="0.3cm" draw:shadow-offset-y="0.3cm" draw:shadow-color="#808080"/>
      <style:text-properties style:text-outline="true" fo:font-family="'Liberation Sans'" style:font-style-name="Gras" style:font-family-generic="swiss" style:font-pitch="variable" fo:font-weight="bold" style:letter-kerning="true"/>
    </style:style>
    <style:style style:name="tmplab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mplab-outline1" style:family="presentation">
      <style:graphic-properties draw:stroke="none" draw:fill="none" draw:auto-grow-height="false" draw:fit-to-size="shrink-to-fit">
        <text:list-style style:name="tmpla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mplab-outline2" style:family="presentation" style:parent-style-name="tmplab-outline1">
      <style:paragraph-properties fo:margin-top="0cm" fo:margin-bottom="0.4cm"/>
      <style:text-properties fo:font-size="28pt" fo:font-weight="normal" style:font-size-asian="28pt" style:font-size-complex="28pt"/>
    </style:style>
    <style:style style:name="tmplab-outline3" style:family="presentation" style:parent-style-name="tmplab-outline2">
      <style:paragraph-properties fo:margin-top="0cm" fo:margin-bottom="0.3cm"/>
      <style:text-properties fo:font-size="24pt" style:font-size-asian="24pt" style:font-size-complex="24pt"/>
    </style:style>
    <style:style style:name="tmplab-outline4" style:family="presentation" style:parent-style-name="tmplab-outline3">
      <style:paragraph-properties fo:margin-top="0cm" fo:margin-bottom="0.2cm"/>
      <style:text-properties fo:font-size="20pt" style:font-size-asian="20pt" style:font-size-complex="20pt"/>
    </style:style>
    <style:style style:name="tmplab-outline5" style:family="presentation" style:parent-style-name="tmplab-outline4">
      <style:paragraph-properties fo:margin-top="0cm" fo:margin-bottom="0.1cm"/>
      <style:text-properties fo:font-size="20pt" style:font-size-asian="20pt" style:font-size-complex="20pt"/>
    </style:style>
    <style:style style:name="tmplab-outline6" style:family="presentation" style:parent-style-name="tmplab-outline5">
      <style:paragraph-properties fo:margin-top="0cm" fo:margin-bottom="0.1cm"/>
      <style:text-properties fo:font-size="20pt" style:font-size-asian="20pt" style:font-size-complex="20pt"/>
    </style:style>
    <style:style style:name="tmplab-outline7" style:family="presentation" style:parent-style-name="tmplab-outline6">
      <style:paragraph-properties fo:margin-top="0cm" fo:margin-bottom="0.1cm"/>
      <style:text-properties fo:font-size="20pt" style:font-size-asian="20pt" style:font-size-complex="20pt"/>
    </style:style>
    <style:style style:name="tmplab-outline8" style:family="presentation" style:parent-style-name="tmplab-outline7">
      <style:paragraph-properties fo:margin-top="0cm" fo:margin-bottom="0.1cm"/>
      <style:text-properties fo:font-size="20pt" style:font-size-asian="20pt" style:font-size-complex="20pt"/>
    </style:style>
    <style:style style:name="tmplab-outline9" style:family="presentation" style:parent-style-name="tmplab-outline8">
      <style:paragraph-properties fo:margin-top="0cm" fo:margin-bottom="0.1cm"/>
      <style:text-properties fo:font-size="20pt" style:font-size-asian="20pt" style:font-size-complex="20pt"/>
    </style:style>
    <style:style style:name="tmplab-subtitle" style:family="presentation">
      <style:graphic-properties draw:stroke="none" draw:fill="none" draw:textarea-vertical-align="middle">
        <text:list-style style:name="tmplab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mplab-title" style:family="presentation">
      <style:graphic-properties draw:stroke="none" draw:fill="none" draw:textarea-vertical-align="middle" draw:auto-grow-height="false">
        <text:list-style style:name="tmplab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true" style:text-line-through-style="none" fo:font-family="'Liberation Sans'" style:font-family-generic="roman" style:font-pitch="variable" fo:font-size="28pt" fo:font-style="normal" fo:text-shadow="none" style:text-underline-style="none" fo:font-weight="bold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mplab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mplab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mplab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text:enable-numbering="true" fo:margin-left="0cm" fo:margin-right="0cm" fo:text-indent="0cm"/>
    </style:style>
    <style:style style:name="MP6" style:family="paragraph">
      <style:paragraph-properties fo:margin-left="1.2cm" fo:margin-right="0cm" fo:text-indent="-0.9cm" style:writing-mode="lr-tb"/>
    </style:style>
    <style:style style:name="MP7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text-style-name="MP4" draw:layer="backgroundobjects" svg:width="25.199cm" svg:height="3.506cm" svg:x="1.301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6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</text:list-item>
          </text:list>
          <text:list text:style-name="ML3">
            <text:list-item>
              <text:list>
                <text:list-item>
                  <text:p text:style-name="MP5">Toinen jäsennystaso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Kolmas jäsennystaso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5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5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5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10" draw:layer="backgroundobjects" svg:width="6.523cm" svg:height="1.448cm" svg:x="20.075cm" svg:y="19.131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8" draw:layer="backgroundobjects" svg:width="9.112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7" draw:text-style-name="MP10" draw:layer="backgroundobjects" svg:width="9.112cm" svg:height="1.484cm" svg:x="11.887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8" draw:text-style-name="MP8" draw:layer="backgroundobjects" svg:width="9.112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8" draw:text-style-name="MP10" draw:layer="backgroundobjects" svg:width="9.112cm" svg:height="1.484cm" svg:x="11.887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tmplab" style:page-layout-name="PM1" draw:style-name="Mdp3">
      <draw:frame presentation:style-name="tmplab-title" draw:layer="backgroundobjects" svg:width="25.5cm" svg:height="1.598cm" svg:x="1.25cm" svg:y="0.239cm" presentation:class="title" presentation:placeholder="true">
        <draw:text-box/>
      </draw:frame>
      <draw:frame presentation:style-name="tmplab-outline1" draw:layer="backgroundobjects" svg:width="26cm" svg:height="13.86cm" svg:x="1cm" svg:y="2.499cm" presentation:class="outline" presentation:placeholder="true">
        <draw:text-box/>
      </draw:frame>
      <draw:frame presentation:style-name="Mpr9" draw:text-style-name="MP9" draw:layer="backgroundobjects" svg:width="4cm" svg:height="1.875cm" svg:x="0.001cm" svg:y="19.123cm" presentation:class="date-time">
        <draw:text-box>
          <text:p text:style-name="MP9"><text:span text:style-name="MT1"><presentation:date-time/></text:span></text:p>
        </draw:text-box>
      </draw:frame>
      <draw:frame presentation:style-name="Mpr9" draw:text-style-name="MP9" draw:layer="backgroundobjects" svg:width="19.6cm" svg:height="1.875cm" svg:x="4.2cm" svg:y="19.123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4cm" svg:height="1.875cm" svg:x="23.998cm" svg:y="19.123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mplab-title" draw:layer="backgroundobjects" svg:width="14.848cm" svg:height="11.135cm" svg:x="3.075cm" svg:y="2.257cm" presentation:class="page"/>
        <draw:frame presentation:style-name="tmplab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8" draw:layer="backgroundobjects" svg:width="9.112cm" svg:height="1.484cm" svg:x="0.001cm" svg:y="0.001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112cm" svg:height="1.484cm" svg:x="11.886cm" svg:y="0.001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112cm" svg:height="1.484cm" svg:x="0.001cm" svg:y="28.214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112cm" svg:height="1.484cm" svg:x="11.886cm" svg:y="28.214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initial-creator>Kevin Roy</meta:initial-creator>
    <meta:creation-date>2010-03-20T15:45:17</meta:creation-date>
    <dc:creator>Kevin Roy</dc:creator>
    <dc:date>2010-03-27T12:24:20</dc:date>
    <dc:language>fi-FI</dc:language>
    <meta:editing-cycles>20</meta:editing-cycles>
    <meta:editing-duration>PT45H03M54S</meta:editing-duration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1/share/template/en-US/presnt/Blue.otp" meta:date="2010-03-21T15:09:06"/>
  </office:meta>
</office:document-meta>
</file>